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f183" officeooo:paragraph-rsid="0009f183"/>
    </style:style>
    <style:style style:name="P2" style:family="paragraph" style:parent-style-name="Standard">
      <style:text-properties officeooo:rsid="000b7623" officeooo:paragraph-rsid="000b7623"/>
    </style:style>
    <style:style style:name="P3" style:family="paragraph" style:parent-style-name="Standard">
      <style:text-properties officeooo:rsid="000b7623" officeooo:paragraph-rsid="000b7623"/>
    </style:style>
    <style:style style:name="P4" style:family="paragraph" style:parent-style-name="Standard">
      <style:text-properties officeooo:rsid="000ddb9b" officeooo:paragraph-rsid="000ddb9b"/>
    </style:style>
    <style:style style:name="P5" style:family="paragraph" style:parent-style-name="Standard">
      <style:text-properties officeooo:rsid="0009f183" officeooo:paragraph-rsid="0009f183"/>
    </style:style>
    <style:style style:name="P6" style:family="paragraph" style:parent-style-name="Standard">
      <style:text-properties officeooo:rsid="0010c86b" officeooo:paragraph-rsid="0010c86b"/>
    </style:style>
    <style:style style:name="P7" style:family="paragraph" style:parent-style-name="Standard">
      <style:text-properties officeooo:rsid="0012232a" officeooo:paragraph-rsid="0012232a"/>
    </style:style>
    <style:style style:name="T1" style:family="text">
      <style:text-properties officeooo:rsid="000deb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) select desc_curso, nome_turma,dia_semana from curso, turma, aula where curso.cod_curso=turma.cod_curso and turma.cod_turma=aula.cod_turma;</text:p>
      <text:p text:style-name="P1"/>
      <text:p text:style-name="P2">2) select desc_curso, nome_turma, dia_semana from curso,turma,aul<text:span text:style-name="T1">a </text:span>where curso.cod_curso = turma.cod_curso and turma.cod_turma = aula.cod_turma <text:span text:style-name="T1">and nome_turma = “3info1”;</text:span></text:p>
      <text:p text:style-name="P2"><text:s text:c="2"/></text:p>
      <text:p text:style-name="P2">3) </text:p>
      <text:p text:style-name="P2"/>
      <text:p text:style-name="P4">4) <text:span text:style-name="T1">select nome_usuario, formacao, nome_disciplina, dia_semana from usuario,disciplina,professor,aula where usuario.cod_usuario=professor.cod_usuario and professor.matricula_prof=disciplina.matricula_prof and disciplina.cod_disciplina=aula.cod_disciplina;</text:span></text:p>
      <text:p text:style-name="P4"/>
      <text:p text:style-name="P6">5) select nome_turma,desc_curso,dia_semana from turma,curso,aula where dia_semana = “qua” and tir,a.cod_curso = curso.cod_curso and turma.cod_turma = aula.cod_turma</text:p>
      <text:p text:style-name="P6"/>
      <text:p text:style-name="P6">6)</text:p>
      <text:p text:style-name="P1"><text:s/></text:p>
      <text:p text:style-name="P1">7) mysql&gt; select desc_curso,desc_turma,dt_ini,dt_ter,nome_usuario from curso,turma,periodo,aluno,usuario where curso.cod_curso = turma.cod_curso and turma.cod_curso = periodo.cod_turma and desc_turma in ("1info1","2info1","3info1");</text:p>
      <text:p text:style-name="P1"/>
      <text:p text:style-name="P7">8) selec nome_disciplina, descricao</text:p>
      <text:p text:style-name="P7"/>
      <text:p text:style-name="P7">9) select nome_disciplina</text:p>
      <text:p text:style-name="P7">from disciplina,aula</text:p>
      <text:p text:style-name="P7">where disciplina.cod_disciplina = aula.cod_disciplina and dia_semana = “qui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4:53:00.911380269</meta:creation-date>
    <dc:date>2019-08-20T15:10:23.035204357</dc:date>
    <meta:editing-duration>PT8M42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13" meta:word-count="99" meta:character-count="1125" meta:non-whitespace-character-count="1033"/>
  </office:meta>
</office:document-meta>
</file>